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style="normal" fo:font-weight="bold" officeooo:rsid="0018fce3" officeooo:paragraph-rsid="0018fce3" style:font-size-asian="14pt" style:font-style-asian="normal" style:font-weight-asian="bold" style:font-size-complex="14pt" style:font-style-complex="normal" style:font-weight-complex="bold"/>
    </style:style>
    <style:style style:name="P2" style:family="paragraph" style:parent-style-name="Standard">
      <style:text-properties fo:font-size="12pt" fo:font-style="normal" fo:font-weight="normal" officeooo:rsid="0018fce3" officeooo:paragraph-rsid="0018fce3" style:font-size-asian="10.5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1a84b6" officeooo:paragraph-rsid="001a84b6"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vate Fields</text:p>
      <text:p text:style-name="P1"/>
      <text:p text:style-name="P2">They are bound to the class instance in a way that makes them only accessible within the class body using the # prefix. This means that even though they behave as if they are properties of the instance (i.e. each instance of the class has its own separate copy, they are not accessible or visible as properties on “this” from outside of the class</text:p>
      <text:p text:style-name="P2"/>
      <text:p text:style-name="P3">Unlike public properties, we don’t have to initialize private properties inside the constructo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15:43:41.038000000</meta:creation-date>
    <dc:date>2025-01-29T15:47:23.143000000</dc:date>
    <meta:editing-duration>PT3M42S</meta:editing-duration>
    <meta:editing-cycles>2</meta:editing-cycles>
    <meta:generator>LibreOffice/24.8.4.2$Windows_X86_64 LibreOffice_project/bb3cfa12c7b1bf994ecc5649a80400d06cd71002</meta:generator>
    <meta:document-statistic meta:table-count="0" meta:image-count="0" meta:object-count="0" meta:page-count="1" meta:paragraph-count="3" meta:word-count="79" meta:character-count="456" meta:non-whitespace-character-count="380"/>
  </office:meta>
</office:document-meta>
</file>